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style>
  </office:automatic-styles>
  <office:body>
    <office:text text:use-soft-page-breaks="true">
      <text:h text:style-name="P1" text:outline-level="1">Assembly Tutorial, Lesson 1: Basics</text:h>
      <text:p text:style-name="Normal">[Title Slide]</text:p>
      <text:p text:style-name="Normal">Hi, there! This is Matt Heffernan. Welcome back to my channel. Today’s video is going to be a bit of a departure from my normal demos and tutorials for specific<text:s/>types of applications. This is the first episode of a new series that seeks to demystify assembly language programming for the 6502 processor family, and specifically for the 65C02 found in the Commander X16.<text:s/>In my engagement with the retrocomputing community, there is a lot of trepidation when it comes from making the leap from high-level languages like BASIC<text:s/>down to the computer’s native language of 1s and 0s, expressed as assembly language.</text:p>
      <text:p text:style-name="Normal">This series will assume that you already have some familiarity with programming in a high-level language and some rudimentary understanding of things like hexadecimal numbers and Boolean logic. If you don’t, I would recommend checking out the many videos and websites out there that can get you started on those topics, and I’ll include some examples here in the description below.</text:p>
      <text:p text:style-name="Normal">[Slide 2: definition]</text:p>
      <text:p text:style-name="Normal">So what, exactly, is assembly language? Every processor has one, after all, each used to various degrees by different kinds of programmers, but mostly by those that need to have tight control over the hardware or have tight performance constraints.</text:p>
      <text:p text:style-name="Normal">An assembly language can be defined as “a human-readable set of mnemonics that represents a processor’s machine language.”</text:p>
      <text:p text:style-name="Normal">But what’s a machine language? That’s “the binary code that a processor executes from memory.”</text:p>
      <text:p text:style-name="Normal">So, that means that an assembly language program directly represents the 1s and 0s that go into the processor and tell it what to do. While languages like C or Pascal can be compiled into machine code, the result of that compilation depends on how their compilers are implemented. When you write a line of code in C, you don’t know exactly what machine code that is going to translate into. You can even compile that code for completely different processors like ARM or x86, and get completely different code.</text:p>
      <text:p text:style-name="Normal">But assembly languages are for specific processors, and cannot be simply assembled into machine code for different processor families. Different processor models within a processor family may have compatibility between them, with certain models having unique instruction mnemonics, but generally have a lowest common denominator of machine language that can be executed by all models within the family and use consistent assembly mnemonics for them. This lets us use the same assembler program to assemble code for multiple processor models within the same family.</text:p>
      <text:p text:style-name="Normal">[Slide 3: Assembler]</text:p>
      <text:p text:style-name="Normal">An assembler is a program like a compiler that takes in an assembly program text file and outputs binary machine code.<text:s/>That program may run on the platform you are programming for, but quite often it is on an entirely different (and more advanced) machine. In that case, you would use a cross-assembler. Since it’s just translating the mnemonics into 1s and 0s, it doesn’t matter what kind of computer is doing it.<text:s/><text:soft-page-break/>Assembly is usually a fairly quick process, but later in this series we will look at ways it can be more complicated.</text:p>
      <text:p text:style-name="Normal">For this series, we are going to use the ca65 assembler, which is part of the open source cc65 toolchain. It can<text:s/>run on just about any modern platform, but will only generate machine code for the MOS<text:s/>Technologies<text:s/>6502 family processors, including the 65C02 that the X16 uses, as well as the 6507 in the Atari 2600, the<text:s/>6510 in the Commodore 64, and even<text:s/>the 65816 hybrid 8/16-bit processor used by the Super Nintend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0-12-09T21:41:00Z</meta:creation-date>
    <dc:date>2020-12-09T22:47:00Z</dc:date>
    <meta:template xlink:href="Normal.dotm" xlink:type="simple"/>
    <meta:editing-cycles>5</meta:editing-cycles>
    <meta:editing-duration>PT3960S</meta:editing-duration>
    <meta:document-statistic meta:page-count="2" meta:paragraph-count="7" meta:word-count="533" meta:character-count="3570" meta:row-count="25" meta:non-whitespace-character-count="3044"/>
  </office:meta>
</office:document-meta>
</file>